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xy site for https://www.truepeoplesearch.com/</text:p>
      <text:p text:style-name="Standard"/>
      <text:p text:style-name="Standard">1)https://www.proxysite.com/</text:p>
      <text:p text:style-name="Standard">2)https://hide.me/en/proxy</text:p>
      <text:p text:style-name="Standard">3)https://hidester.com/proxy/</text:p>
      <text:p text:style-name="Standard">4)https://www.kproxy.com/</text:p>
      <text:p text:style-name="Standard">5)http://proxyload.net/</text:p>
      <text:p text:style-name="Standard">6)https://www.vpnbook.com/</text:p>
      <text:p text:style-name="Standard">7)https://www.megaproxy.com/</text:p>
      <text:p text:style-name="Standard">8)Proxyfree</text:p>
      <text:p text:style-name="Standard">9)https://www.freeproxyserver.co/</text:p>
      <text:p text:style-name="Standard">10)https://www.awebproxy.com/</text:p>
      <text:p text:style-name="Standard">11)https://www.yellowproxy.net/</text:p>
      <text:p text:style-name="Standard">12)https://pandashield.com/</text:p>
      <text:p text:style-name="Standard">13)https://unblockvideos.com/</text:p>
      <text:p text:style-name="Standard">14)https://www.vpnbook.com/webproxy</text:p>
      <text:p text:style-name="Standard">15)https://www.hidemebro.com/</text:p>
      <text:p text:style-name="Standard">16)https://www.freeproxy.asia/</text:p>
      <text:p text:style-name="Standard">17)https://www.hidemebro.com/</text:p>
      <text:p text:style-name="Standard">18)https://instantunblock.com/</text:p>
      <text:p text:style-name="Standard">19)https://www.websurf.in/</text:p>
      <text:p text:style-name="Standard">20)https://www.websurf.in/</text:p>
      <text:p text:style-name="Standard">21)https://www.homeproxy.com/</text:p>
      <text:p text:style-name="Standard">22)http://fiberprox.me/</text:p>
      <text:p text:style-name="Standard">23)http://xitenow.com/</text:p>
      <text:p text:style-name="Standard">24)http://quickprox.com/</text:p>
      <text:p text:style-name="Standard">25)https://www.orangeproxy.net/</text:p>
      <text:p text:style-name="Standard">26)http://aceproxy.com/</text:p>
      <text:p text:style-name="Standard">27)http://linkmetube.com/</text:p>
      <text:p text:style-name="Standard">28)http://ultimateproxy.net/</text:p>
      <text:p text:style-name="Standard">29)http://xitesite.com/</text:p>
      <text:p text:style-name="Standard">30)http://dontfilter.us/</text:p>
      <text:p text:style-name="Standard">31)http://vload.net/</text:p>
      <text:p text:style-name="Standard">32)http://miniprox.com/</text:p>
      <text:p text:style-name="Standard">33)http://hidebuzz.us/</text:p>
      <text:p text:style-name="Standard">34)http://sslpro.org/</text:p>
      <text:p text:style-name="Standard">35)http://2fastsurfer.com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10:55:35.467486947</meta:creation-date>
    <dc:date>2020-10-24T10:56:06.812158089</dc:date>
    <meta:editing-duration>PT32S</meta:editing-duration>
    <meta:editing-cycles>1</meta:editing-cycles>
    <meta:document-statistic meta:table-count="0" meta:image-count="0" meta:object-count="0" meta:page-count="1" meta:paragraph-count="36" meta:word-count="39" meta:character-count="962" meta:non-whitespace-character-count="959"/>
    <meta:generator>LibreOffice/6.4.2.2$Linux_X86_64 LibreOffice_project/40$Build-2</meta:generator>
  </office:meta>
</office:document-meta>
</file>